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d0b3" officeooo:paragraph-rsid="000ed0b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6a42" officeooo:paragraph-rsid="00116a4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298c6" officeooo:paragraph-rsid="001298c6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3ee75" officeooo:paragraph-rsid="0013ee7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49cf0" officeooo:paragraph-rsid="00149cf0" style:font-size-asian="13.1000003814697pt" style:font-size-complex="15pt"/>
    </style:style>
    <style:style style:name="T1" style:family="text">
      <style:text-properties officeooo:rsid="000fb9dd"/>
    </style:style>
    <style:style style:name="T2" style:family="text">
      <style:text-properties officeooo:rsid="00116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nuksia ja ehdotuksia</text:p>
      <text:p text:style-name="P2"/>
      <text:p text:style-name="P2">Parannukset:</text:p>
      <text:p text:style-name="P2">1. HTML navigaatiopalkki on puhdasta copy-pastea. Jos sais makron toimimaan se helpottaisi eläämää.</text:p>
      <text:p text:style-name="P2"/>
      <text:p text:style-name="P2">2. Testit voisi olla kattavempia regressiota välttääkseen</text:p>
      <text:p text:style-name="P2"/>
      <text:p text:style-name="P3">3. Validointi ja verifiointi on vanillamaisesti tehty uskon, että springistä löytyy tähän jonkinlainen korvike.</text:p>
      <text:p text:style-name="P3"/>
      <text:p text:style-name="P5">4. määritellä checkstyle ja testikattavuus tarkemmin sekä mutaatiotestaus</text:p>
      <text:p text:style-name="P5"/>
      <text:p text:style-name="P6">5. palauttaa virheelliset tiedot muokattavaksi</text:p>
      <text:p text:style-name="P3"/>
      <text:p text:style-name="P2">Ehdotukset.</text:p>
      <text:p text:style-name="P2">1. Kun makron näkymiin saisi toimimaan makrot voisi parannella ulkonäköä muutenkin.</text:p>
      <text:p text:style-name="P2"/>
      <text:p text:style-name="P2">2. Jokaisella on täydet oikeudet. Rajata käyttöoikeuksia olisi varmaan hyödyllistä rajoittaa. <text:span text:style-name="T2">Luoda kantaan käyttäjä joilla on omat käyttöoikeudensa.</text:span></text:p>
      <text:p text:style-name="P4"><text:tab/>1)admin joka voi luoda ja poistaa kategorioida ja kirjailijoita</text:p>
      <text:p text:style-name="P2"><text:tab/><text:span text:style-name="T2">2)kirjailijat jotka voivat julkaista uutisia</text:span></text:p>
      <text:p text:style-name="P2"><text:tab/><text:span text:style-name="T2">3)tavallinen tai ei-rekisteröitynyt käyttäjä, rekisteröineelle voisi pistää login pystyyn ja käyttää dataa ominaisuuksien parantamisiin ja suositteluihin.</text:span></text:p>
      <text:p text:style-name="P2"/>
      <text:p text:style-name="P2">3. Haku nimen mukaan ja minkä tahansa viikon <text:span text:style-name="T1">lukukertojen</text:span> mukaan.</text:p>
      <text:p text:style-name="P4">Uutisella on lista joka viikon luetuista määristä sitä käyttämällä onnistuisi helposti</text:p>
      <text:p text:style-name="P2"/>
      <text:p text:style-name="P2">4. Valita oma sivukokonsa. <text:span text:style-name="T2">Lisäämällä sessioon ja/tai käyttäjälle tieto halutusta sivu koosta jota käytetään pagerequest.of:ssa.</text:span></text:p>
      <text:p text:style-name="P2"/>
      <text:p text:style-name="P7">5. Voisi harkita parempaa production ympäristöä, kun ei heroku edes tykkää yli 500 sanaisista syötteist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5:59.139072008</meta:creation-date>
    <dc:date>2017-12-11T01:00:40.110109075</dc:date>
    <meta:editing-duration>PT15M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62" meta:character-count="1313" meta:non-whitespace-character-count="1165"/>
  </office:meta>
</office:document-meta>
</file>